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escargar esta entrada</text:h>
      <text:p text:style-name="Text_20_body">Si te ha gustado esta entrada, puedes descargártela y compartirla, y así poder llegar a más gent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4.2$Linux_X86_64 LibreOffice_project/480$Build-2</meta:generator>
    <dc:date>2025-02-16T17:59:47.054758490</dc:date>
    <meta:editing-duration>PT5M17S</meta:editing-duration>
    <meta:editing-cycles>2</meta:editing-cycles>
    <meta:document-statistic meta:table-count="0" meta:image-count="0" meta:object-count="0" meta:page-count="1" meta:paragraph-count="2" meta:word-count="20" meta:character-count="120" meta:non-whitespace-character-count="102"/>
  </office:meta>
</office:document-meta>
</file>